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c1841"/>
    </style:style>
    <style:style style:name="T9" style:family="text">
      <style:text-properties fo:language="ru" fo:country="RU" officeooo:rsid="00107b26"/>
    </style:style>
    <style:style style:name="T10" style:family="text">
      <style:text-properties officeooo:rsid="00107b26"/>
    </style:style>
    <style:style style:name="T11" style:family="text">
      <style:text-properties officeooo:rsid="00181ec5"/>
    </style:style>
    <style:style style:name="T12" style:family="text">
      <style:text-properties officeooo:rsid="00120335"/>
    </style:style>
    <style:style style:name="T13" style:family="text">
      <style:text-properties officeooo:rsid="00157718"/>
    </style:style>
    <style:style style:name="T14" style:family="text">
      <style:text-properties officeooo:rsid="001243fa"/>
    </style:style>
    <style:style style:name="T15" style:family="text">
      <style:text-properties officeooo:rsid="00125c99"/>
    </style:style>
    <style:style style:name="T16" style:family="text">
      <style:text-properties officeooo:rsid="00140a8b"/>
    </style:style>
    <style:style style:name="T17" style:family="text">
      <style:text-properties officeooo:rsid="00167918"/>
    </style:style>
    <style:style style:name="T18" style:family="text">
      <style:text-properties officeooo:rsid="00191ab6"/>
    </style:style>
    <style:style style:name="T19" style:family="text">
      <style:text-properties officeooo:rsid="00197c8f"/>
    </style:style>
    <style:style style:name="T20" style:family="text">
      <style:text-properties officeooo:rsid="001b4e88"/>
    </style:style>
    <style:style style:name="T21" style:family="text">
      <style:text-properties officeooo:rsid="00276a24"/>
    </style:style>
    <style:style style:name="T22" style:family="text">
      <style:text-properties officeooo:rsid="00211b69"/>
    </style:style>
    <style:style style:name="T23" style:family="text">
      <style:text-properties officeooo:rsid="00222e91"/>
    </style:style>
    <style:style style:name="T24" style:family="text">
      <style:text-properties officeooo:rsid="00241bf1"/>
    </style:style>
    <style:style style:name="T25" style:family="text">
      <style:text-properties officeooo:rsid="0024361b"/>
    </style:style>
    <style:style style:name="T26" style:family="text">
      <style:text-properties officeooo:rsid="00255055"/>
    </style:style>
    <style:style style:name="T27" style:family="text">
      <style:text-properties officeooo:rsid="002f9fdf"/>
    </style:style>
    <style:style style:name="T28" style:family="text">
      <style:text-properties officeooo:rsid="001f2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Решил</text:span><text:span text:style-name="T10"> </text:span><text:span text:style-name="T9">тут</text:span><text:span text:style-name="T10"> я кинуть параллельную спектрумовскую шину в USB. Ну и что люди обычно делают <text:s/>если нужно подогнать крутую тачку, а сроки поджимают?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11">mp3 decoder</text:span><text:span text:style-name="T10">, ну плеер не в этом видео. Вот например можно стянуть готовые проекты с USB у компании ST. </text:span><text:span text:style-name="T12">А еще есть какие то психи что USB на attiny подняли, ну я думаю что меня смотрит грамотная аудитори</text:span><text:span text:style-name="T13">я</text:span><text:span text:style-name="T12">, понимающая что такое программная реализация. Вот в случае с USB явн</text:span><text:span text:style-name="T14">о</text:span><text:span text:style-name="T12"> не хватает всего этого, </text:span><text:span text:style-name="T15">видите сколько </text:span><text:span text:style-name="T16">элементов</text:span><text:span text:style-name="T15">, </text:span><text:span text:style-name="T14">по моему скромному мнени</text:span><text:span text:style-name="T13">ю</text:span><text:span text:style-name="T14"> </text:span><text:span text:style-name="T17">они здесь</text:span><text:span text:style-name="T14"> явно не лишн</text:span><text:span text:style-name="T17">и</text:span><text:span text:style-name="T14">е </text:span><text:span text:style-name="T17">(usb_electrical.png)</text:span><text:span text:style-name="T12">.</text:span><text:span text:style-name="T18"> </text:span><text:span text:style-name="T19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20">его</text:span><text:span text:style-name="T19"> WinXP, гениальный софт работавший поверх нее, или все же само устройство. В общем <text:s/>это решение теперь под сомнением, и лучши</text:span><text:span text:style-name="T20">м</text:span><text:span text:style-name="T19"> способом увеличить стабильность </text:span><text:span text:style-name="T20">является</text:span><text:span text:style-name="T19"> написание еще одного такого же </text:span><text:span text:style-name="T21">рядом</text:span><text:span text:style-name="T19">. Обратимся к первоисточнику, в случае с USB все совсем без заморочек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20">И да, её можно просто скачать не покупая даже за символическую сумму, как это иногда бывает со стандартами. </text:span><text:span text:style-name="T2">О стандартной реализации говорить нечего, он стандартн</text:span><text:span text:style-name="T22">ый</text:span><text:span text:style-name="T2"> и работает. </text:span><text:span text:style-name="T23">Вообще в программировании </text:span><text:span text:style-name="T24">наверное самый часто используемый термин это уровень абстракции. Так вот, </text:span><text:span text:style-name="T25">USB имеет таких аж четыре</text:span><text:span text:style-name="T24">. </text:span><text:span text:style-name="T25">И именно такая сложная модель и дает возможность</text:span><text:span text:style-name="T24"> подключить в хаб еще один хаб, а в него уже мышкоклавиатуру и клавиатуру с мышкой. И </text:span><text:span text:style-name="T25">после </text:span><text:span text:style-name="T24">компьютер как ни в чем не бывало распознает их как четыре разных устройства. </text:span><text:span text:style-name="T25">При чем без разницы, какая операционка стоит на этом компьютере, ведь ее программисты </text:span><text:span text:style-name="T26">читали ровно ту же PDFку что и мы</text:span><text:span text:style-name="T25">. При этом сам USB </text:span><text:span text:style-name="T26">является</text:span><text:span text:style-name="T25"> еще одн</text:span><text:span text:style-name="T26">ой</text:span><text:span text:style-name="T25"> абстракци</text:span><text:span text:style-name="T26">ей</text:span><text:span text:style-name="T25">, </text:span><text:span text:style-name="T26">реализовав которую мы просто про нее забыли. И получается что вся суть этого видео вот в этой функции, я думаю она выглядит просто гениально.<text:line-break/></text:span><text:span text:style-name="T27">I</text:span><text:span text:style-name="T28">rq</text:span><text:span text:style-name="T27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.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Тогда я </text:span><text:span text:style-name="T8">вызываю</text:span><text:span text:style-name="T4"> лаурель, простите за мое произношение, лауре</text:span><text:span text:style-name="T7">е</text:span><text:span text:style-name="T4">л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7:53.633826857</meta:creation-date>
    <dc:date>2021-06-02T23:20:55.884741979</dc:date>
    <meta:editing-duration>PT3M2S</meta:editing-duration>
    <meta:editing-cycles>1</meta:editing-cycles>
    <meta:document-statistic meta:table-count="0" meta:image-count="0" meta:object-count="0" meta:page-count="1" meta:paragraph-count="4" meta:word-count="411" meta:character-count="2583" meta:non-whitespace-character-count="2173"/>
    <meta:generator>LibreOffice/6.4.7.2$Linux_X86_64 LibreOffice_project/40$Build-2</meta:generator>
  </office:meta>
</office:document-meta>
</file>